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9" table:default-cell-style-name="ce4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102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REG LDO 5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5.0/NOP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BRIDGE 2A 40V TO-269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41-1213-1-N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HD240-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lum Enclosu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6:05:20.489289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22:53.838112653</dc:date>
    <meta:generator>LibreOffice/5.0.1.2.0$Linux_X86_64 LibreOffice_project/00m0$Build-2</meta:generator>
    <meta:editing-duration>P1DT29M43S</meta:editing-duration>
    <meta:editing-cycles>25</meta:editing-cycles>
    <meta:document-statistic meta:table-count="1" meta:cell-count="158" meta:object-count="0"/>
  </office:meta>
</office:document-meta>
</file>